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1.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999999" draw:fill-color="#ffffff" draw:textarea-horizontal-align="justify" draw:textarea-vertical-align="middle" draw:auto-grow-height="false" fo:min-height="1.95cm" fo:min-width="1.8cm"/>
    </style:style>
    <style:style style:name="gr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Ubuntu Mono"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  <style:text-properties style:font-name="Ubuntu Mono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Ubuntu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3cm" svg:height="2.2cm" svg:x="3.4cm" svg:y="4.9cm">
          <text:p text:style-name="P1"><text:span text:style-name="T1">ThinkPad</text:span></text:p>
          <text:p text:style-name="P1"><text:span text:style-name="T1">20V DC</text:span></text:p>
          <text:p text:style-name="P1"><text:span text:style-name="T1">PS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3cm" svg:height="2.2cm" svg:x="6.5cm" svg:y="8.8cm">
          <text:p text:style-name="P1"><text:span text:style-name="T1">ThinkPad</text:span></text:p>
          <text:p text:style-name="P1"><text:span text:style-name="T1">Connector</text:span></text:p>
          <text:p text:style-name="P1"><text:span text:style-name="T1">20V DC out</text:span></text:p>
          <text:p text:style-name="P1"><text:span text:style-name="T1">&gt;5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draw:line-skew="-1.374cm" svg:x1="4.55cm" svg:y1="4.9cm" svg:x2="7.65cm" svg:y2="8.8cm" draw:start-shape="id1" draw:start-glue-point="0" draw:end-shape="id2" draw:end-glue-point="0" svg:d="M4550 4900c0-2812 3100-4762 3100 3900" svg:viewBox="0 0 3101 6286">
          <text:p/>
        </draw:connector>
        <draw:custom-shape draw:style-name="gr1" draw:text-style-name="P2" xml:id="id4" draw:id="id4" draw:layer="layout" svg:width="2.3cm" svg:height="2.2cm" svg:x="10.3cm" svg:y="8.7cm">
          <text:p text:style-name="P1"><text:span text:style-name="T1">48V PoE</text:span></text:p>
          <text:p text:style-name="P1"><text:span text:style-name="T1">Splitter</text:span></text:p>
          <text:p text:style-name="P1"><text:span text:style-name="T1">12V DC out</text:span></text:p>
          <text:p text:style-name="P1"><text:span text:style-name="T1">5-8,3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3cm" svg:height="2.2cm" svg:x="6.5cm" svg:y="11.9cm">
          <text:p text:style-name="P1"><text:span text:style-name="T1">20V DC in</text:span></text:p>
          <text:p text:style-name="P1"><text:span text:style-name="T1">DC-DC</text:span></text:p>
          <text:p text:style-name="P1"><text:span text:style-name="T1">Converter</text:span></text:p>
          <text:p text:style-name="P1"><text:span text:style-name="T1">12V DC ou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2.3cm" svg:height="2.2cm" svg:x="13.9cm" svg:y="8.7cm">
          <text:p text:style-name="P1"><text:span text:style-name="T1">Ethernet</text:span></text:p>
          <text:p text:style-name="P1"><text:span text:style-name="T1">N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3cm" svg:height="2.2cm" svg:x="13.9cm" svg:y="4.8cm">
          <text:p text:style-name="P1"><text:span text:style-name="T1">PoE</text:span></text:p>
          <text:p text:style-name="P1"><text:span text:style-name="T1">Injector</text:span></text:p>
          <text:p text:style-name="P1"><text:span text:style-name="T1">48V</text:span></text:p>
          <text:p text:style-name="P1"><text:span text:style-name="T1">60-100W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draw:line-skew="-1.474cm" svg:x1="15.05cm" svg:y1="4.8cm" svg:x2="11.45cm" svg:y2="8.7cm" draw:start-shape="id3" draw:start-glue-point="0" draw:end-shape="id4" draw:end-glue-point="0" svg:d="M15050 4800c0-2962-3600-4912-3600 3900" svg:viewBox="0 0 3601 6397">
          <text:p/>
        </draw:connector>
        <draw:connector draw:style-name="gr2" draw:text-style-name="P3" draw:layer="layout" svg:x1="7.65cm" svg:y1="11cm" svg:x2="7.65cm" svg:y2="11.9cm" draw:start-shape="id2" draw:start-glue-point="2" draw:end-shape="id5" svg:d="M7650 11000v900" svg:viewBox="0 0 1 901">
          <text:p/>
        </draw:connector>
        <draw:custom-shape draw:style-name="gr1" draw:text-style-name="P2" xml:id="id6" draw:id="id6" draw:layer="layout" svg:width="2.3cm" svg:height="2.2cm" svg:x="10.3cm" svg:y="11.9cm">
          <text:p text:style-name="P1"><text:span text:style-name="T1">12V DC</text:span></text:p>
          <text:p text:style-name="P1"><text:span text:style-name="T1">Input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8cm" svg:y1="13cm" svg:x2="10.3cm" svg:y2="13cm" draw:start-shape="id5" draw:start-glue-point="1" draw:end-shape="id6" svg:d="M8800 13000h1500" svg:viewBox="0 0 1501 1">
          <text:p/>
        </draw:connector>
        <draw:connector draw:style-name="gr2" draw:text-style-name="P3" draw:layer="layout" svg:x1="11.45cm" svg:y1="10.9cm" svg:x2="11.45cm" svg:y2="11.9cm" draw:start-shape="id4" draw:start-glue-point="2" draw:end-shape="id6" svg:d="M11450 10900v1000" svg:viewBox="0 0 1 1001">
          <text:p/>
        </draw:connector>
        <draw:custom-shape draw:style-name="gr1" draw:text-style-name="P2" xml:id="id7" draw:id="id7" draw:layer="layout" svg:width="2.3cm" svg:height="2.2cm" svg:x="10.3cm" svg:y="15cm">
          <text:p text:style-name="P1"><text:span text:style-name="T1">12V DC</text:span></text:p>
          <text:p text:style-name="P1"><text:span text:style-name="T1">Battery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3cm" svg:height="2.2cm" svg:x="6.5cm" svg:y="15cm">
          <text:p text:style-name="P1"><text:span text:style-name="T1">12V DC in</text:span></text:p>
          <text:p text:style-name="P1"><text:span text:style-name="T1">DC-DC</text:span></text:p>
          <text:p text:style-name="P1"><text:span text:style-name="T1">Converter</text:span></text:p>
          <text:p text:style-name="P1"><text:span text:style-name="T1">5V DC ou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45cm" svg:y1="14.1cm" svg:x2="11.45cm" svg:y2="15cm" draw:start-shape="id6" draw:start-glue-point="2" draw:end-shape="id7" draw:end-glue-point="0" svg:d="M11450 14100v900" svg:viewBox="0 0 1 901">
          <text:p/>
        </draw:connector>
        <draw:connector draw:style-name="gr2" draw:text-style-name="P3" draw:layer="layout" svg:x1="10.3cm" svg:y1="19.2cm" svg:x2="8.8cm" svg:y2="16.1cm" draw:start-shape="id8" draw:start-glue-point="3" draw:end-shape="id9" svg:d="M10300 19200h-750v-3100h-750" svg:viewBox="0 0 1501 3101">
          <text:p/>
        </draw:connector>
        <draw:connector draw:style-name="gr4" draw:text-style-name="P3" draw:layer="layout" svg:x1="12.6cm" svg:y1="9.8cm" svg:x2="13.9cm" svg:y2="9.8cm" draw:start-shape="id4" draw:start-glue-point="1" draw:end-shape="id10" svg:d="M12600 9800h1300" svg:viewBox="0 0 1301 1">
          <text:p/>
        </draw:connector>
        <draw:custom-shape draw:style-name="gr1" draw:text-style-name="P2" xml:id="id11" draw:id="id11" draw:layer="layout" svg:width="2.3cm" svg:height="2.2cm" svg:x="13.9cm" svg:y="15cm">
          <text:p text:style-name="P1"><text:span text:style-name="T1">12V DC</text:span></text:p>
          <text:p text:style-name="P1"><text:span text:style-name="T1">Battery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3cm" svg:height="2.2cm" svg:x="13.9cm" svg:y="18.1cm">
          <text:p text:style-name="P1"><text:span text:style-name="T1">LiIon</text:span></text:p>
          <text:p text:style-name="P1"><text:span text:style-name="T1">LiPo</text:span></text:p>
          <text:p text:style-name="P1"><text:span text:style-name="T1"/></text:p>
          <text:p text:style-name="P1"><text:span text:style-name="T1">Battery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0.699cm" svg:x1="16.2cm" svg:y1="16.1cm" svg:x2="16.2cm" svg:y2="19.2cm" draw:start-shape="id11" draw:start-glue-point="1" draw:end-shape="id12" draw:end-glue-point="1" svg:d="M16200 16100h1200v3100h-1200" svg:viewBox="0 0 1201 3101">
          <text:p/>
        </draw:connector>
        <draw:custom-shape draw:style-name="gr1" draw:text-style-name="P2" xml:id="id8" draw:id="id8" draw:layer="layout" svg:width="2.3cm" svg:height="2.2cm" svg:x="10.3cm" svg:y="18.1cm">
          <text:p text:style-name="P1"><text:span text:style-name="T1">12V DC</text:span></text:p>
          <text:p text:style-name="P1"><text:span text:style-name="T1">Connection</text:span></text:p>
          <text:p text:style-name="P1"><text:span text:style-name="T1">Terminal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45cm" svg:y1="17.2cm" svg:x2="11.45cm" svg:y2="18.1cm" draw:start-shape="id7" draw:start-glue-point="2" draw:end-shape="id8" draw:end-glue-point="0" svg:d="M11450 17200v900" svg:viewBox="0 0 1 901">
          <text:p/>
        </draw:connector>
        <draw:connector draw:style-name="gr2" draw:text-style-name="P3" draw:layer="layout" svg:x1="12.6cm" svg:y1="13cm" svg:x2="15.05cm" svg:y2="15cm" draw:start-shape="id6" draw:start-glue-point="1" draw:end-shape="id11" draw:end-glue-point="0" svg:d="M12600 13000h2450v2000" svg:viewBox="0 0 2451 2001">
          <text:p/>
        </draw:connector>
        <draw:connector draw:style-name="gr2" draw:text-style-name="P3" draw:layer="layout" svg:x1="13.9cm" svg:y1="16.1cm" svg:x2="12.6cm" svg:y2="16.1cm" draw:start-shape="id11" draw:start-glue-point="3" draw:end-shape="id7" svg:d="M13900 16100h-1300" svg:viewBox="0 0 1301 1">
          <text:p/>
        </draw:connector>
        <draw:custom-shape draw:style-name="gr3" draw:text-style-name="P2" xml:id="id13" draw:id="id13" draw:layer="layout" svg:width="2.3cm" svg:height="2.2cm" svg:x="10.3cm" svg:y="22.7cm">
          <text:p text:style-name="P1"><text:span text:style-name="T1">12V DC in</text:span></text:p>
          <text:p text:style-name="P1"><text:span text:style-name="T1">Mainboar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2.3cm" svg:height="2.2cm" svg:x="13.8cm" svg:y="22.7cm">
          <text:p text:style-name="P1"><text:span text:style-name="T1">12V DC in</text:span></text:p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45cm" svg:y1="20.3cm" svg:x2="11.45cm" svg:y2="22.7cm" draw:start-shape="id8" draw:start-glue-point="2" draw:end-shape="id13" draw:end-glue-point="0" svg:d="M11450 20300v2400" svg:viewBox="0 0 1 2401">
          <text:p/>
        </draw:connector>
        <draw:connector draw:style-name="gr2" draw:text-style-name="P3" draw:layer="layout" svg:x1="11.45cm" svg:y1="20.3cm" svg:x2="14.95cm" svg:y2="22.7cm" draw:start-shape="id8" draw:start-glue-point="2" draw:end-shape="id14" svg:d="M11450 20300v1200h3500v1200" svg:viewBox="0 0 3501 2401">
          <text:p/>
        </draw:connector>
        <draw:custom-shape draw:style-name="gr1" draw:text-style-name="P2" xml:id="id15" draw:id="id15" draw:layer="layout" svg:width="2.3cm" svg:height="2.2cm" svg:x="6.5cm" svg:y="18.1cm">
          <text:p text:style-name="P1"><text:span text:style-name="T1">5V DC</text:span></text:p>
          <text:p text:style-name="P1"><text:span text:style-name="T1">Connection</text:span></text:p>
          <text:p text:style-name="P1"><text:span text:style-name="T1">Terminal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65cm" svg:y1="17.2cm" svg:x2="7.65cm" svg:y2="18.1cm" draw:start-shape="id9" draw:start-glue-point="2" draw:end-shape="id15" svg:d="M7650 17200v900" svg:viewBox="0 0 1 901">
          <text:p/>
        </draw:connector>
        <draw:custom-shape draw:style-name="gr3" draw:text-style-name="P2" xml:id="id16" draw:id="id16" draw:layer="layout" svg:width="2.3cm" svg:height="2.2cm" svg:x="6.5cm" svg:y="22.7cm">
          <text:p text:style-name="P1"><text:span text:style-name="T1">5V DC in</text:span></text:p>
          <text:p text:style-name="P1"><text:span text:style-name="T1">USB H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65cm" svg:y1="20.3cm" svg:x2="7.65cm" svg:y2="22.7cm" draw:start-shape="id15" draw:start-glue-point="2" draw:end-shape="id16" draw:end-glue-point="0" svg:d="M7650 20300v2400" svg:viewBox="0 0 1 2401">
          <text:p/>
        </draw:connector>
        <draw:custom-shape draw:style-name="gr3" draw:text-style-name="P2" xml:id="id17" draw:id="id17" draw:layer="layout" svg:width="2.3cm" svg:height="2.2cm" svg:x="3.4cm" svg:y="22.7cm">
          <text:p text:style-name="P1"><text:span text:style-name="T1">5V DC in</text:span></text:p>
          <text:p text:style-name="P1"><text:span text:style-name="T1">RGB-LEDs</text:span></text:p>
          <text:p text:style-name="P1"><text:span text:style-name="T1">&amp;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65cm" svg:y1="20.3cm" svg:x2="4.55cm" svg:y2="22.7cm" draw:start-shape="id15" draw:start-glue-point="2" draw:end-shape="id17" draw:end-glue-point="0" svg:d="M7650 20300v1200h-3100v1200" svg:viewBox="0 0 310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3T02:06:45.027910036</meta:creation-date>
    <dc:date>2018-06-03T05:25:22.098122928</dc:date>
    <meta:editing-duration>PT5M28S</meta:editing-duration>
    <meta:editing-cycles>1</meta:editing-cycles>
    <meta:generator>LibreOffice/5.1.6.2$Linux_X86_64 LibreOffice_project/10m0$Build-2</meta:generator>
    <meta:document-statistic meta:object-count="34"/>
  </office:meta>
</office:document-meta>
</file>